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FactoryNotFoundException.SourceFactoryNotFoun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actoryNotFoundException.SourceFactoryNotFoun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